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25cm" fo:min-width="20.5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6cm"/>
    </style:style>
    <style:style style:name="gr3" style:family="graphic" style:parent-style-name="standard">
      <style:graphic-properties draw:fill-color="#99ff33" draw:textarea-horizontal-align="justify" draw:textarea-vertical-align="middle" draw:auto-grow-height="false" fo:min-height="0.812cm" fo:min-width="1.622cm"/>
    </style:style>
    <style:style style:name="gr4" style:family="graphic" style:parent-style-name="standard">
      <style:graphic-properties draw:fill-color="#99ff33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3cm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cm" fo:min-width="0.7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99ff33"/>
      <style:paragraph-properties fo:text-align="center"/>
    </style:style>
    <style:style style:name="P4" style:family="paragraph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21cm" svg:height="3.5cm" svg:x="5.5cm" svg:y="0.5cm">
          <text:p text:style-name="P1">逻辑模型实体</text:p>
          <text:p text:style-name="P2">数据表:字段1,2,3,4,5/类型int,varchar...</text:p>
          <text:p text:style-name="P2">调度:日,月</text:p>
          <text:p text:style-name="P2">实体属性: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6.5cm" svg:height="3cm" svg:x="14.5cm" svg:y="6.5cm">
          <text:p text:style-name="P1">维度属性</text:p>
          <text:p text:style-name="P1">地区,品牌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cm" svg:height="1.5cm" svg:x="12.375cm" svg:y="2.5cm">
          <text:p text:style-name="P1">字段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3cm" svg:height="1.5cm" svg:x="22.5cm" svg:y="2.5cm">
          <text:p text:style-name="P1">字段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3cm" svg:height="1.5cm" svg:x="9cm" svg:y="2.5cm">
          <text:p text:style-name="P1">字段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3cm" svg:height="1.5cm" svg:x="19.125cm" svg:y="2.5cm">
          <text:p text:style-name="P1">字段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3cm" svg:height="1.5cm" svg:x="15.75cm" svg:y="2.5cm">
          <text:p text:style-name="P1">字段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0.5cm" svg:y1="4cm" svg:x2="11.5cm" svg:y2="6.5cm" draw:start-shape="id1" draw:end-shape="id2" draw:end-glue-point="0" svg:d="M10500 4000v1251h1000v1249" svg:viewBox="0 0 1001 2501">
          <text:p/>
        </draw:connector>
        <draw:connector draw:style-name="gr4" draw:text-style-name="P3" draw:layer="layout" svg:x1="13.875cm" svg:y1="4cm" svg:x2="17.75cm" svg:y2="6.5cm" draw:start-shape="id3" draw:start-glue-point="2" draw:end-shape="id4" draw:end-glue-point="0" svg:d="M13875 4000v1251h3875v1249" svg:viewBox="0 0 3876 2501">
          <text:p/>
        </draw:connector>
        <draw:connector draw:style-name="gr4" draw:text-style-name="P3" draw:layer="layout" svg:x1="17.25cm" svg:y1="4cm" svg:x2="17.75cm" svg:y2="6.5cm" draw:start-shape="id5" draw:start-glue-point="2" draw:end-shape="id4" draw:end-glue-point="0" svg:d="M17250 4000v1251h500v1249" svg:viewBox="0 0 501 2501">
          <text:p/>
        </draw:connector>
        <draw:custom-shape draw:style-name="gr2" draw:text-style-name="P1" xml:id="id9" draw:id="id9" draw:layer="layout" svg:width="6.5cm" svg:height="3cm" svg:x="21.5cm" svg:y="6.5cm">
          <text:p text:style-name="P1">量度</text:p>
          <text:p text:style-name="P1">流量,用户数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3.5cm" svg:height="2.5cm" svg:x="0.5cm" svg:y="5.5cm">
          <text:p text:style-name="P1">数据表</text:p>
          <text:p text:style-name="P1"><text:span text:style-name="T1">一张表可对应</text:span></text:p>
          <text:p text:style-name="P1"><text:span text:style-name="T1">多个实体</text:span></text:p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.5cm" svg:y1="2.25cm" svg:x2="4cm" svg:y2="6.75cm" draw:start-shape="id6" draw:start-glue-point="3" draw:end-shape="id7" draw:end-glue-point="1" svg:d="M5500 2250h-750v4500h-750" svg:viewBox="0 0 1501 4501">
          <text:p/>
        </draw:connector>
        <draw:connector draw:style-name="gr4" draw:text-style-name="P3" draw:layer="layout" svg:x1="20.625cm" svg:y1="4cm" svg:x2="24.75cm" svg:y2="6.5cm" draw:start-shape="id8" draw:start-glue-point="2" draw:end-shape="id9" draw:end-glue-point="0" svg:d="M20625 4000v1251h4125v1249" svg:viewBox="0 0 4126 2501">
          <text:p/>
        </draw:connector>
        <draw:connector draw:style-name="gr4" draw:text-style-name="P3" draw:layer="layout" svg:x1="24cm" svg:y1="4cm" svg:x2="24.75cm" svg:y2="6.5cm" draw:start-shape="id10" draw:start-glue-point="2" draw:end-shape="id9" draw:end-glue-point="0" svg:d="M24000 4000v1251h750v1249" svg:viewBox="0 0 751 2501">
          <text:p/>
        </draw:connector>
        <draw:custom-shape draw:style-name="gr6" draw:text-style-name="P1" xml:id="id2" draw:id="id2" draw:layer="layout" svg:width="4cm" svg:height="3cm" svg:x="9.5cm" svg:y="6.5cm">
          <text:p text:style-name="P1">基础属性</text:p>
          <text:p text:style-name="P1">用户id?</text:p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4cm" svg:height="3cm" svg:x="9cm" svg:y="11cm">
          <text:p text:style-name="P1">分析视角</text:p>
          <text:p text:style-name="P1">地区+品牌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4cm" svg:height="3cm" svg:x="19.5cm" svg:y="15.5cm">
          <text:p text:style-name="P1">指标</text:p>
          <text:p text:style-name="P4"><text:span text:style-name="T2">对应量度</text:span><text:span text:style-name="T2">,</text:span><text:span text:style-name="T2">分析视角</text:span></text:p>
          <text:p text:style-name="P4"><text:span text:style-name="T2">(</text:span><text:span text:style-name="T2">维度对应实体属性</text:span><text:span text:style-name="T2">)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2cm" svg:x1="17.75cm" svg:y1="9.5cm" svg:x2="21.5cm" svg:y2="15.5cm" draw:start-shape="id4" draw:start-glue-point="2" draw:end-shape="id11" draw:end-glue-point="0" svg:d="M17750 9500v1000h3750v5000" svg:viewBox="0 0 3751 6001">
          <text:p/>
        </draw:connector>
        <draw:custom-shape draw:style-name="gr6" draw:text-style-name="P1" xml:id="id13" draw:id="id13" draw:layer="layout" svg:width="4cm" svg:height="3cm" svg:x="14.5cm" svg:y="11cm">
          <text:p text:style-name="P1">指标口径</text:p>
          <text:p text:style-name="P1"><text:span text:style-name="T1">选择分析视角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3cm" svg:y1="12.5cm" svg:x2="14.5cm" svg:y2="12.5cm" draw:start-shape="id12" draw:start-glue-point="1" draw:end-shape="id13" draw:end-glue-point="3" svg:d="M13000 12500h1500" svg:viewBox="0 0 1501 1">
          <text:p/>
        </draw:connector>
        <draw:connector draw:style-name="gr4" draw:text-style-name="P3" draw:layer="layout" svg:x1="18.5cm" svg:y1="12.5cm" svg:x2="21.5cm" svg:y2="15.5cm" draw:start-shape="id13" draw:start-glue-point="1" draw:end-shape="id11" svg:d="M18500 12500h3000v3000" svg:viewBox="0 0 3001 3001">
          <text:p/>
        </draw:connector>
        <draw:connector draw:style-name="gr4" draw:text-style-name="P3" draw:layer="layout" svg:x1="24.75cm" svg:y1="9.5cm" svg:x2="23.5cm" svg:y2="17cm" draw:start-shape="id9" draw:start-glue-point="2" draw:end-shape="id11" draw:end-glue-point="1" svg:d="M24750 9500v7500h-1250" svg:viewBox="0 0 1251 7501">
          <text:p/>
        </draw:connector>
        <draw:custom-shape draw:style-name="gr6" draw:text-style-name="P1" xml:id="id14" draw:id="id14" draw:layer="layout" svg:width="4cm" svg:height="3cm" svg:x="14cm" svg:y="15.5cm">
          <text:p text:style-name="P1">用户查询</text:p>
          <text:p text:style-name="P1"><text:span text:style-name="T1">只有维度才能成为</text:span></text:p>
          <text:p text:style-name="P1"><text:span text:style-name="T1">查询条件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8cm" svg:y1="17cm" svg:x2="19.5cm" svg:y2="17cm" draw:start-shape="id14" draw:start-glue-point="1" draw:end-shape="id11" draw:end-glue-point="3" svg:d="M18000 17000h1500" svg:viewBox="0 0 1501 1">
          <text:p/>
        </draw:connector>
        <draw:custom-shape draw:style-name="gr2" draw:text-style-name="P1" xml:id="id15" draw:id="id15" draw:layer="layout" svg:width="6.5cm" svg:height="3cm" svg:x="0.5cm" svg:y="11cm">
          <text:p text:style-name="P1">层次维度,地区</text:p>
          <text:p text:style-name="P1">普通维度,品牌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7cm" svg:y1="12.5cm" svg:x2="9cm" svg:y2="12.5cm" draw:start-shape="id15" draw:start-glue-point="1" draw:end-shape="id12" draw:end-glue-point="3" svg:d="M7000 12500h2000" svg:viewBox="0 0 2001 1">
          <text:p/>
        </draw:connector>
        <draw:custom-shape draw:style-name="gr8" draw:text-style-name="P1" xml:id="id16" draw:id="id16" draw:layer="layout" svg:width="2.5cm" svg:height="2.5cm" svg:x="1cm" svg:y="1cm">
          <text:p text:style-name="P1">调度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5.5cm" svg:y1="2.25cm" svg:x2="3.5cm" svg:y2="2.25cm" draw:start-shape="id6" draw:start-glue-point="3" draw:end-shape="id16" draw:end-glue-point="7" svg:d="M5500 2250h-2000" svg:viewBox="0 0 2001 1">
          <text:p/>
        </draw:connector>
        <draw:connector draw:style-name="gr7" draw:text-style-name="P1" draw:layer="layout" svg:x1="2.25cm" svg:y1="3.5cm" svg:x2="2.25cm" svg:y2="5.5cm" draw:start-shape="id16" draw:start-glue-point="6" draw:end-shape="id7" draw:end-glue-point="0" svg:d="M2250 3500v2000" svg:viewBox="0 0 1 200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SG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5M53S</meta:editing-duration>
    <meta:editing-cycles>17</meta:editing-cycles>
    <meta:generator>LibreOffice/5.1.5.2$Windows_x86 LibreOffice_project/7a864d8825610a8c07cfc3bc01dd4fce6a9447e5</meta:generator>
    <dc:date>2016-09-25T22:30:38.661000000</dc:date>
    <meta:document-statistic meta:object-count="53"/>
  </office:meta>
</office:document-meta>
</file>